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28cm" fo:min-width="4.0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528cm" fo:min-width="6.0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Liberation Mono" fo:font-size="18pt" style:font-size-asian="18pt" style:font-size-complex="18pt"/>
    </style:style>
    <style:style style:name="P3" style:family="paragraph">
      <style:text-properties style:font-name="Liberation Mono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Liberation Mono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style:font-name="Liberation Mono" fo:font-size="18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4.7cm" svg:x="1.1cm" svg:y="6.8cm">
          <text:p text:style-name="P1"><text:span text:style-name="T1">2</text:span></text:p>
          <text:p text:style-name="P1"><text:span text:style-name="T1">19</text:span></text:p>
          <text:p text:style-name="P1"><text:span text:style-name="T1">9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4" draw:layer="layout" svg:width="3.931cm" svg:height="0.971cm" svg:x="1.385cm" svg:y="5.6cm">
          <draw:text-box>
            <text:p text:style-name="P3"><text:span text:style-name="T1">input.txt</text:span></text:p>
          </draw:text-box>
        </draw:frame>
        <draw:custom-shape draw:style-name="gr3" draw:text-style-name="P2" draw:layer="layout" svg:width="6.549cm" svg:height="4.7cm" svg:x="10.4cm" svg:y="6.801cm">
          <text:p text:style-name="P1"><text:span text:style-name="T1">Case #1: 1011001</text:span></text:p>
          <text:p text:style-name="P1"><text:span text:style-name="T1">Case #2: 11101</text:span></text:p>
          <text:p text:style-name="P1"><text:span text:style-name="T1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4" draw:layer="layout" svg:width="4.312cm" svg:height="0.971cm" svg:x="11.518cm" svg:y="5.601cm">
          <draw:text-box>
            <text:p text:style-name="P3"><text:span text:style-name="T1">output.txt</text:span></text:p>
          </draw:text-box>
        </draw:frame>
        <draw:custom-shape draw:style-name="gr4" draw:text-style-name="P6" draw:layer="layout" svg:width="4cm" svg:height="4.8cm" svg:x="6cm" svg:y="6.6cm">
          <text:p text:style-name="P5"><text:span text:style-name="T2">Esecuzione </text:span></text:p>
          <text:p text:style-name="P5"><text:span text:style-name="T2">del programma</text:span></text:p>
          <text:p text:style-name="P5"><text:span text:style-name="T2">In loca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19:10:23.539996520</meta:creation-date>
    <dc:date>2018-01-02T19:18:35.340286342</dc:date>
    <meta:editing-duration>PT8M11S</meta:editing-duration>
    <meta:editing-cycles>2</meta:editing-cycles>
    <meta:generator>LibreOffice/5.1.6.2$Linux_x86 LibreOffice_project/10m0$Build-2</meta:generator>
    <meta:document-statistic meta:object-count="5"/>
  </office:meta>
</office:document-meta>
</file>